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8f5c" officeooo:paragraph-rsid="00138f5c" style:language-asian="ja" style:country-asian="JP"/>
    </style:style>
    <style:style style:name="P2" style:family="paragraph" style:parent-style-name="Standard">
      <style:text-properties officeooo:rsid="00138f5c" officeooo:paragraph-rsid="00154096" style:language-asian="ja" style:country-asian="JP"/>
    </style:style>
    <style:style style:name="P3" style:family="paragraph" style:parent-style-name="Standard">
      <style:text-properties officeooo:rsid="00138f5c" officeooo:paragraph-rsid="0026f85e" style:language-asian="ja" style:country-asian="JP"/>
    </style:style>
    <style:style style:name="P4" style:family="paragraph" style:parent-style-name="Standard">
      <style:text-properties officeooo:rsid="00138f5c" officeooo:paragraph-rsid="002714d1" style:language-asian="ja" style:country-asian="JP"/>
    </style:style>
    <style:style style:name="P5" style:family="paragraph" style:parent-style-name="Standard">
      <style:text-properties officeooo:rsid="00138f5c" officeooo:paragraph-rsid="002a6d4c" style:language-asian="ja" style:country-asian="JP"/>
    </style:style>
    <style:style style:name="P6" style:family="paragraph" style:parent-style-name="Standard">
      <style:text-properties officeooo:rsid="00138f5c" officeooo:paragraph-rsid="0032ec5a" style:language-asian="ja" style:country-asian="JP"/>
    </style:style>
    <style:style style:name="P7" style:family="paragraph" style:parent-style-name="Standard">
      <style:text-properties officeooo:rsid="00138f5c" officeooo:paragraph-rsid="0033bfab" style:language-asian="ja" style:country-asian="JP"/>
    </style:style>
    <style:style style:name="P8" style:family="paragraph" style:parent-style-name="Standard">
      <style:text-properties officeooo:rsid="00138f5c" officeooo:paragraph-rsid="003dc3ab" style:language-asian="ja" style:country-asian="JP"/>
    </style:style>
    <style:style style:name="P9" style:family="paragraph" style:parent-style-name="Standard">
      <style:text-properties officeooo:rsid="00138f5c" officeooo:paragraph-rsid="003f655f" style:language-asian="ja" style:country-asian="JP"/>
    </style:style>
    <style:style style:name="P10" style:family="paragraph" style:parent-style-name="Standard">
      <style:text-properties officeooo:rsid="00138f5c" officeooo:paragraph-rsid="004d3ad9" style:language-asian="ja" style:country-asian="JP"/>
    </style:style>
    <style:style style:name="P11" style:family="paragraph" style:parent-style-name="Standard">
      <style:text-properties officeooo:rsid="00138f5c" officeooo:paragraph-rsid="004f2d3c" style:language-asian="ja" style:country-asian="JP"/>
    </style:style>
    <style:style style:name="P12" style:family="paragraph" style:parent-style-name="Standard">
      <style:text-properties officeooo:rsid="00138f5c" officeooo:paragraph-rsid="005037a3" style:language-asian="ja" style:country-asian="JP"/>
    </style:style>
    <style:style style:name="P13" style:family="paragraph" style:parent-style-name="Standard">
      <style:text-properties officeooo:rsid="00138f5c" officeooo:paragraph-rsid="005752a1" style:language-asian="ja" style:country-asian="JP"/>
    </style:style>
    <style:style style:name="P14" style:family="paragraph" style:parent-style-name="Standard">
      <style:text-properties officeooo:rsid="00138f5c" officeooo:paragraph-rsid="006093f6" style:language-asian="ja" style:country-asian="JP"/>
    </style:style>
    <style:style style:name="P15" style:family="paragraph" style:parent-style-name="Standard">
      <style:text-properties officeooo:rsid="00138f5c" officeooo:paragraph-rsid="0062370a" style:language-asian="ja" style:country-asian="JP"/>
    </style:style>
    <style:style style:name="P16" style:family="paragraph" style:parent-style-name="Standard">
      <style:text-properties officeooo:rsid="00138f5c" officeooo:paragraph-rsid="00630e06" style:language-asian="ja" style:country-asian="JP"/>
    </style:style>
    <style:style style:name="P17" style:family="paragraph" style:parent-style-name="Standard">
      <style:text-properties officeooo:rsid="00138f5c" officeooo:paragraph-rsid="00648cfd" style:language-asian="ja" style:country-asian="JP"/>
    </style:style>
    <style:style style:name="P18" style:family="paragraph" style:parent-style-name="Standard">
      <style:text-properties officeooo:rsid="00138f5c" officeooo:paragraph-rsid="006d10ae" style:language-asian="ja" style:country-asian="JP"/>
    </style:style>
    <style:style style:name="P19" style:family="paragraph" style:parent-style-name="Standard">
      <style:text-properties officeooo:rsid="00138f5c" officeooo:paragraph-rsid="0076359c" style:language-asian="ja" style:country-asian="JP"/>
    </style:style>
    <style:style style:name="P20" style:family="paragraph" style:parent-style-name="Standard">
      <style:text-properties officeooo:rsid="00138f5c" officeooo:paragraph-rsid="008bf901" style:language-asian="ja" style:country-asian="JP"/>
    </style:style>
    <style:style style:name="P21" style:family="paragraph" style:parent-style-name="Standard">
      <style:text-properties officeooo:rsid="00138f5c" officeooo:paragraph-rsid="008dd628" style:language-asian="ja" style:country-asian="JP"/>
    </style:style>
    <style:style style:name="P22" style:family="paragraph" style:parent-style-name="Standard">
      <style:text-properties officeooo:rsid="00138f5c" officeooo:paragraph-rsid="008e7cd8" style:language-asian="ja" style:country-asian="JP"/>
    </style:style>
    <style:style style:name="P23" style:family="paragraph" style:parent-style-name="Standard">
      <style:text-properties officeooo:rsid="00138f5c" officeooo:paragraph-rsid="00907702" style:language-asian="ja" style:country-asian="JP"/>
    </style:style>
    <style:style style:name="P24" style:family="paragraph" style:parent-style-name="Standard">
      <style:text-properties officeooo:rsid="00138f5c" officeooo:paragraph-rsid="0093c3e7" style:language-asian="ja" style:country-asian="JP"/>
    </style:style>
    <style:style style:name="P25" style:family="paragraph" style:parent-style-name="Standard">
      <style:text-properties officeooo:rsid="00138f5c" officeooo:paragraph-rsid="00984da1" style:language-asian="ja" style:country-asian="JP"/>
    </style:style>
    <style:style style:name="P26" style:family="paragraph" style:parent-style-name="Standard">
      <style:text-properties officeooo:rsid="00138f5c" officeooo:paragraph-rsid="0093c3e7" style:language-asian="ja" style:country-asian="JP"/>
    </style:style>
    <style:style style:name="T1" style:family="text">
      <style:text-properties officeooo:rsid="00251604"/>
    </style:style>
    <style:style style:name="T2" style:family="text">
      <style:text-properties officeooo:rsid="0033bfab"/>
    </style:style>
    <style:style style:name="T3" style:family="text">
      <style:text-properties officeooo:rsid="0034bae9"/>
    </style:style>
    <style:style style:name="T4" style:family="text">
      <style:text-properties officeooo:rsid="0036ba8a"/>
    </style:style>
    <style:style style:name="T5" style:family="text">
      <style:text-properties officeooo:rsid="00410192"/>
    </style:style>
    <style:style style:name="T6" style:family="text">
      <style:text-properties officeooo:rsid="0041831d"/>
    </style:style>
    <style:style style:name="T7" style:family="text">
      <style:text-properties officeooo:rsid="004f180b"/>
    </style:style>
    <style:style style:name="T8" style:family="text">
      <style:text-properties officeooo:rsid="006a280b"/>
    </style:style>
    <style:style style:name="T9" style:family="text">
      <style:text-properties officeooo:rsid="0074b3eb"/>
    </style:style>
    <style:style style:name="T10" style:family="text">
      <style:text-properties officeooo:rsid="00787062"/>
    </style:style>
    <style:style style:name="T11" style:family="text">
      <style:text-properties officeooo:rsid="008a1b87"/>
    </style:style>
    <style:style style:name="T12" style:family="text">
      <style:text-properties officeooo:rsid="008bf901"/>
    </style:style>
    <style:style style:name="T13" style:family="text">
      <style:text-properties officeooo:rsid="009980a9"/>
    </style:style>
    <style:style style:name="T14" style:family="text">
      <style:text-properties officeooo:rsid="009ecf4b"/>
    </style:style>
    <style:style style:name="T15" style:family="text">
      <style:text-properties officeooo:rsid="00a12e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１　拡張方向</text:p>
      <text:p text:style-name="P1">・異種適用</text:p>
      <text:p text:style-name="P1">・保存データ増加</text:p>
      <text:p text:style-name="P1"/>
      <text:p text:style-name="P1">２　基本設計</text:p>
      <text:p text:style-name="P1">（１）画面</text:p>
      <text:p text:style-name="P1"><text:tab/>・初期設定</text:p>
      <text:p text:style-name="P1"><text:tab/>・試合入力</text:p>
      <text:p text:style-name="P1"><text:tab/>・履歴一覧（リスト）</text:p>
      <text:p text:style-name="P1"><text:tab/>・履歴（概要）</text:p>
      <text:p text:style-name="P1"><text:tab/>・履歴（スコア表）</text:p>
      <text:p text:style-name="P1"><text:tab/>・履歴（ラリー）</text:p>
      <text:p text:style-name="P1"><text:tab/>・履歴（グラフ）</text:p>
      <text:p text:style-name="P2">（２）データ</text:p>
      <text:p text:style-name="P2"><text:tab/>（A）名前</text:p>
      <text:p text:style-name="P2"><text:tab/><text:tab/>・試合名</text:p>
      <text:p text:style-name="P2"><text:tab/><text:tab/>・プレイヤー名</text:p>
      <text:p text:style-name="P2"><text:tab/>（B）数字</text:p>
      <text:p text:style-name="P2"><text:tab/><text:tab/>・得点</text:p>
      <text:p text:style-name="P2"><text:tab/><text:tab/>・エースミス（レベルごと）</text:p>
      <text:p text:style-name="P2"><text:tab/><text:tab/>・MAX点数</text:p>
      <text:p text:style-name="P2"><text:tab/><text:tab/>・MAXゲーム数</text:p>
      <text:p text:style-name="P2"><text:tab/><text:tab/>・人数（シングルス、ダブルス）</text:p>
      <text:p text:style-name="P2"><text:tab/><text:tab/>・チームカラー</text:p>
      <text:p text:style-name="P2"><text:tab/><text:tab/>・時間</text:p>
      <text:p text:style-name="P2"><text:tab/>（C）オブジェクト</text:p>
      <text:p text:style-name="P2"><text:tab/><text:tab/>・グラフ（通常、折れ線）</text:p>
      <text:p text:style-name="P2"><text:tab/><text:tab/>・エースミス</text:p>
      <text:p text:style-name="P2"><text:tab/><text:tab/>・簡単入出力</text:p>
      <text:p text:style-name="P2"><text:tab/><text:tab/>・他UI</text:p>
      <text:p text:style-name="P2"><text:tab/>（D）訳</text:p>
      <text:p text:style-name="P2"><text:tab/><text:tab/>・得点→Score</text:p>
      <text:p text:style-name="P2"><text:tab/><text:tab/>・選手→Player</text:p>
      <text:p text:style-name="P2"><text:tab/><text:tab/>・試合→Match</text:p>
      <text:p text:style-name="P2"><text:tab/><text:tab/>・チーム→Team</text:p>
      <text:p text:style-name="P2"><text:soft-page-break/><text:tab/><text:tab/>・イベント（押した番号）→Event</text:p>
      <text:p text:style-name="P2"/>
      <text:p text:style-name="P2">３　詳細設計</text:p>
      <text:p text:style-name="P14">（１）画面</text:p>
      <text:p text:style-name="P14"><text:tab/>済・初期設定</text:p>
      <text:p text:style-name="P14"><text:tab/>・試合入力</text:p>
      <text:p text:style-name="P24"><text:tab/><text:tab/>済・戻る</text:p>
      <text:p text:style-name="P14"><text:tab/><text:tab/><text:tab/>・前のID入手</text:p>
      <text:p text:style-name="P14"><text:tab/><text:tab/><text:tab/>・IDのScore--</text:p>
      <text:p text:style-name="P14"><text:tab/><text:tab/><text:tab/>・PressTime消す</text:p>
      <text:p text:style-name="P14"><text:tab/><text:tab/><text:tab/>・TextViewまたはButton書き換え</text:p>
      <text:p text:style-name="P14"><text:tab/><text:tab/><text:tab/>・グラフ書き換え</text:p>
      <text:p text:style-name="P14"><text:tab/><text:tab/><text:tab/>・もし勝利していたらWin--、全View.<text:span text:style-name="T11">setEnable(true)</text:span></text:p>
      <text:p text:style-name="P14"><text:tab/><text:tab/><text:tab/>・<text:span text:style-name="T11">Event.set(EventCount,100)</text:span></text:p>
      <text:p text:style-name="P14"><text:tab/><text:tab/><text:tab/>・Event<text:span text:style-name="T11">Count</text:span>--</text:p>
      <text:p text:style-name="P14"><text:tab/><text:tab/><text:tab/>・スクロール戻る</text:p>
      <text:p text:style-name="P14"><text:tab/><text:tab/>済・Next</text:p>
      <text:p text:style-name="P14"><text:tab/><text:tab/><text:tab/>・全Score＝Calculation.<text:span text:style-name="T12">Score</text:span></text:p>
      <text:p text:style-name="P20"><text:tab/><text:tab/><text:tab/>・全View.<text:span text:style-name="T11">setEnable(false)</text:span></text:p>
      <text:p text:style-name="P21"><text:tab/><text:tab/><text:tab/>・スクロール戻る</text:p>
      <text:p text:style-name="P21"><text:tab/><text:tab/><text:tab/>・EventCount＝０</text:p>
      <text:p text:style-name="P21"><text:tab/><text:tab/><text:tab/>・GameCount＋＋</text:p>
      <text:p text:style-name="P21"><text:tab/><text:tab/><text:tab/>・全Scoreリセット</text:p>
      <text:p text:style-name="P14"><text:tab/><text:tab/>済・録画</text:p>
      <text:p text:style-name="P14"><text:tab/><text:tab/>済・録音</text:p>
      <text:p text:style-name="P14"><text:tab/><text:tab/>・ヘルプ</text:p>
      <text:p text:style-name="P14"><text:tab/><text:tab/>済・履歴</text:p>
      <text:p text:style-name="P14"><text:tab/><text:tab/>済・１ゲーム</text:p>
      <text:p text:style-name="P22"><text:tab/><text:tab/><text:tab/>・全View.<text:span text:style-name="T11">setEnable(true)</text:span></text:p>
      <text:p text:style-name="P22"><text:tab/><text:tab/><text:tab/>・第１ゲームのスコアロード、セット</text:p>
      <text:p text:style-name="P14"><text:tab/><text:tab/>済・２ゲーム</text:p>
      <text:p text:style-name="P22"><text:tab/><text:tab/><text:tab/>・全View.<text:span text:style-name="T11">setEnable(true)</text:span></text:p>
      <text:p text:style-name="P23"><text:tab/><text:tab/><text:tab/>・第２ゲームのスコアロード、セット</text:p>
      <text:p text:style-name="P14"><text:tab/>・履歴一覧（リスト）</text:p>
      <text:p text:style-name="P14"><text:tab/>・履歴（概要）</text:p>
      <text:p text:style-name="P14"><text:soft-page-break/><text:tab/>・履歴（スコア表）</text:p>
      <text:p text:style-name="P14"><text:tab/>・履歴（ラリー）</text:p>
      <text:p text:style-name="P14"><text:tab/>・履歴（グラフ）</text:p>
      <text:p text:style-name="P2">（２）クラス</text:p>
      <text:p text:style-name="P2"><text:tab/>（済）Calculationクラス</text:p>
      <text:p text:style-name="P17"><text:tab/><text:tab/>済・人数（MaxPeople）</text:p>
      <text:p text:style-name="P12"><text:tab/><text:tab/>済・ゲームカウント（GameCount）</text:p>
      <text:p text:style-name="P13"><text:tab/><text:tab/>済・イベントカウント（EventCount）</text:p>
      <text:p text:style-name="P13"><text:tab/><text:tab/>済・IDカウント（IDC<text:span text:style-name="T10">ount</text:span>）</text:p>
      <text:p text:style-name="P16"><text:tab/><text:tab/>済・全得点（Score×MaxPeople×MaxGame）</text:p>
      <text:p text:style-name="P16"><text:tab/><text:tab/>済・全エースミス（Ace、Miss×MaxPeople×MaxGame）</text:p>
      <text:p text:style-name="P10"><text:tab/><text:tab/>済・試合名（GameName）</text:p>
      <text:p text:style-name="P11"><text:tab/><text:tab/>済・全選手名（PlayerName×MaxPeople）</text:p>
      <text:p text:style-name="P10"><text:tab/><text:tab/>済・MAXイベント、<text:span text:style-name="T6">MAX</text:span>ゲーム数（Max<text:span text:style-name="T7">Event</text:span>、MaxGame）</text:p>
      <text:p text:style-name="P5"><text:tab/><text:tab/>済・試合終了点差（WinDif）</text:p>
      <text:p text:style-name="P15"><text:tab/><text:tab/>済・試合終了得点（WinScore）</text:p>
      <text:p text:style-name="P15"><text:tab/><text:tab/>済・点数アップ値（ScoreUp）</text:p>
      <text:p text:style-name="P10"><text:tab/><text:tab/>済・それぞれのチームの勝った数（Team1Win、Team2Win）</text:p>
      <text:p text:style-name="P10"><text:tab/><text:tab/>済・保存画像番号（CaptureCount）</text:p>
      <text:p text:style-name="P5"><text:tab/><text:tab/>済・チームカラー（Team1Color、Team2Color）</text:p>
      <text:p text:style-name="P5"><text:tab/><text:tab/>済・試合開始時間（GameStartTime）</text:p>
      <text:p text:style-name="P5"><text:tab/><text:tab/>済・ボタン押した時間（PressTime）</text:p>
      <text:p text:style-name="P5"><text:tab/><text:tab/>済・Event保存×ゲーム数</text:p>
      <text:p text:style-name="P2"><text:tab/>（済）グラフクラス</text:p>
      <text:p text:style-name="P2"><text:tab/><text:tab/>済・Grap<text:span text:style-name="T1">hLayout1</text:span></text:p>
      <text:p text:style-name="P2"><text:tab/><text:tab/>済・GraphText</text:p>
      <text:p text:style-name="P2"><text:tab/><text:tab/>済・ScoreUnit×２００</text:p>
      <text:p text:style-name="P2"><text:tab/><text:tab/>済・色</text:p>
      <text:p text:style-name="P3"><text:tab/><text:tab/>済・点数、番号</text:p>
      <text:p text:style-name="P2"><text:tab/><text:tab/>済・名前、いるかいらないか</text:p>
      <text:p text:style-name="P4"><text:tab/><text:tab/>済・何番目か数える</text:p>
      <text:p text:style-name="P2"><text:tab/><text:tab/>済・ScoreUnit追加メソッド</text:p>
      <text:p text:style-name="P2"><text:tab/>（済）エースミスクラス</text:p>
      <text:p text:style-name="P2"><text:tab/><text:tab/>済・<text:span text:style-name="T4">AceMissLayout1（LinearLayout）</text:span></text:p>
      <text:p text:style-name="P19"><text:soft-page-break/><text:tab/><text:tab/>済・<text:span text:style-name="T4">AceMissLayout2×３（LinearLayout）</text:span></text:p>
      <text:p text:style-name="P19"><text:tab/><text:tab/>済・<text:span text:style-name="T4">WearImage</text:span></text:p>
      <text:p text:style-name="P19"><text:tab/><text:tab/>済・<text:span text:style-name="T4">PlayerText</text:span></text:p>
      <text:p text:style-name="P19"><text:tab/><text:tab/>済・<text:span text:style-name="T3">AceSpinner</text:span></text:p>
      <text:p text:style-name="P19"><text:tab/><text:tab/>済・<text:span text:style-name="T3">MissSpinner</text:span></text:p>
      <text:p text:style-name="P2"><text:tab/><text:tab/>済・<text:span text:style-name="T4">AceText</text:span></text:p>
      <text:p text:style-name="P2"><text:tab/><text:tab/>済・<text:span text:style-name="T4">MissText</text:span></text:p>
      <text:p text:style-name="P2"><text:tab/><text:tab/>済・エースID×３</text:p>
      <text:p text:style-name="P2"><text:tab/><text:tab/>済・ミスID×３</text:p>
      <text:p text:style-name="P2"><text:tab/>（済）ButtonClick</text:p>
      <text:p text:style-name="P2"><text:tab/><text:tab/>済・グラフ書き込み</text:p>
      <text:p text:style-name="P2"><text:tab/><text:tab/>済・イベント書き込み</text:p>
      <text:p text:style-name="P2"><text:tab/><text:tab/>済・現在時刻取得、書き込み</text:p>
      <text:p text:style-name="P2"><text:tab/><text:tab/>済・点数あげる</text:p>
      <text:p text:style-name="P2"><text:tab/><text:tab/>済・テキスト書き換える</text:p>
      <text:p text:style-name="P2"><text:tab/><text:tab/>済・グラフテキスト書き換え</text:p>
      <text:p text:style-name="P2"><text:tab/><text:tab/>済・グラフが画面端だったらスクロール</text:p>
      <text:p text:style-name="P2"><text:tab/><text:tab/>（済）スコアボタン</text:p>
      <text:p text:style-name="P18"><text:tab/><text:tab/>済・点差計算して勝利したかどうか</text:p>
      <text:p text:style-name="P18"><text:tab/><text:tab/>済・買ったら全ボタンEnabled、Next開放</text:p>
      <text:p text:style-name="P2"><text:tab/>（済）得点ボタンクラス</text:p>
      <text:p text:style-name="P2"><text:tab/><text:tab/>済・ScoreButton</text:p>
      <text:p text:style-name="P2"><text:tab/><text:tab/>済・AllScoreLayout</text:p>
      <text:p text:style-name="P2"><text:tab/><text:tab/>済・AllScoreText×３</text:p>
      <text:p text:style-name="P2"><text:tab/>（済）UBクラス</text:p>
      <text:p text:style-name="P2"><text:tab/><text:tab/>済・UB<text:span text:style-name="T8">[]作成</text:span></text:p>
      <text:p text:style-name="P2"><text:tab/>（済）現在日時取得クラス</text:p>
      <text:p text:style-name="P2"><text:tab/><text:tab/>・カレンダーインスタンス取得</text:p>
      <text:p text:style-name="P2"><text:tab/><text:tab/>・各値に代入</text:p>
      <text:p text:style-name="P2"><text:tab/>（済）開始からの時間取得クラス</text:p>
      <text:p text:style-name="P8"><text:tab/><text:tab/>・開始時刻取得（時間分秒）</text:p>
      <text:p text:style-name="P2"><text:tab/><text:tab/>・現在時刻取得（時間分秒）</text:p>
      <text:p text:style-name="P2"><text:tab/><text:tab/>・経過時間計算</text:p>
      <text:p text:style-name="P2"><text:tab/>（済）録音クラス</text:p>
      <text:p text:style-name="P9"><text:soft-page-break/><text:tab/><text:tab/>・任意のパスに保存</text:p>
      <text:p text:style-name="P2"><text:tab/>（済）画面保存クラス</text:p>
      <text:p text:style-name="P2"><text:tab/><text:tab/>・任意のパスに保存</text:p>
      <text:p text:style-name="P2"><text:tab/>（済）書き込みクラス</text:p>
      <text:p text:style-name="P2"><text:tab/><text:tab/>・Calculationクラス全値をCSVに書き込み</text:p>
      <text:p text:style-name="P2"><text:tab/><text:tab/>済・試合名</text:p>
      <text:p text:style-name="P2"><text:tab/><text:tab/>済・チーム名×２</text:p>
      <text:p text:style-name="P2"><text:tab/><text:tab/>済・選手名×MaxPeople</text:p>
      <text:p text:style-name="P2"><text:tab/><text:tab/>済・Score×MaxGame</text:p>
      <text:p text:style-name="P2"><text:tab/><text:tab/>済・Ace、Miss×MaxGame</text:p>
      <text:p text:style-name="P2"><text:tab/><text:tab/>済・MaxEvent</text:p>
      <text:p text:style-name="P2"><text:tab/><text:tab/>済・MaxGame</text:p>
      <text:p text:style-name="P2"><text:tab/><text:tab/>済・MaxPeople</text:p>
      <text:p text:style-name="P2"><text:tab/><text:tab/>済・WinScore</text:p>
      <text:p text:style-name="P2"><text:tab/><text:tab/>済・Team1Color</text:p>
      <text:p text:style-name="P2"><text:tab/><text:tab/>済・Team2Color</text:p>
      <text:p text:style-name="P2"><text:tab/><text:tab/>済・Event×MaxGame</text:p>
      <text:p text:style-name="P2"><text:tab/><text:tab/>済・PressTime×MaxGame</text:p>
      <text:p text:style-name="P2"><text:tab/><text:tab/>済・試合開始時間</text:p>
      <text:p text:style-name="P2"><text:tab/><text:tab/>済・試合終了時間</text:p>
      <text:p text:style-name="P2"><text:tab/>（）読み込みクラス</text:p>
      <text:p text:style-name="P2"><text:tab/><text:tab/>・全値をCalculationグラスに代入</text:p>
      <text:p text:style-name="P2"><text:tab/>（済）各値説明クラス</text:p>
      <text:p text:style-name="P7"><text:tab/><text:tab/>・<text:span text:style-name="T2">Meaning</text:span>Layout</text:p>
      <text:p text:style-name="P2"><text:tab/><text:tab/>・色×６</text:p>
      <text:p text:style-name="P6"><text:tab/><text:tab/>・テキスト×６</text:p>
      <text:p text:style-name="P6"><text:tab/><text:tab/>・余白×７</text:p>
      <text:p text:style-name="P2"><text:tab/>（済）チームカラークラス</text:p>
      <text:p text:style-name="P2"><text:tab/><text:tab/>・ID</text:p>
      <text:p text:style-name="P2"><text:tab/><text:tab/>・ウェア画像パス</text:p>
      <text:p text:style-name="P2"><text:tab/><text:tab/>・Color番号</text:p>
      <text:p text:style-name="P2"><text:tab/><text:tab/>・グラフ名前用ｘｍｌ</text:p>
      <text:p text:style-name="P2"><text:tab/>（済）エースミス値インターフェイス</text:p>
      <text:p text:style-name="P2"><text:tab/><text:tab/>・ID</text:p>
      <text:p text:style-name="P2"><text:soft-page-break/><text:tab/><text:tab/>・頭文字</text:p>
      <text:p text:style-name="P2"><text:tab/><text:tab/>・色</text:p>
      <text:p text:style-name="P2"><text:tab/><text:tab/>・グラフチェック用ｘｍｌ</text:p>
      <text:p text:style-name="P2"/>
      <text:p text:style-name="P2">（）履歴画面</text:p>
      <text:p text:style-name="P24"><text:tab/>（）UIクラス（履歴画面）</text:p>
      <text:p text:style-name="P24"><text:tab/><text:tab/>（）縦</text:p>
      <text:p text:style-name="P24"><text:tab/><text:tab/><text:tab/>・<text:span text:style-name="T5">Layout</text:span></text:p>
      <text:p text:style-name="P24"><text:tab/><text:tab/><text:tab/>・<text:span text:style-name="T5">Button×６</text:span></text:p>
      <text:p text:style-name="P24"><text:tab/><text:tab/>（）横</text:p>
      <text:p text:style-name="P24"><text:tab/><text:tab/><text:tab/>・<text:span text:style-name="T5">Game1Button</text:span></text:p>
      <text:p text:style-name="P24"><text:tab/><text:tab/><text:tab/>・<text:span text:style-name="T5">Game2Button</text:span></text:p>
      <text:p text:style-name="P24"><text:tab/><text:tab/><text:tab/>・<text:span text:style-name="T5">Game3Button</text:span></text:p>
      <text:p text:style-name="P24"><text:tab/><text:tab/><text:tab/>・<text:span text:style-name="T5">Button×６</text:span></text:p>
      <text:p text:style-name="P24"><text:tab/><text:tab/><text:tab/>・<text:span text:style-name="T5">Layout×２</text:span></text:p>
      <text:p text:style-name="P24"><text:tab/>（）概要クラス</text:p>
      <text:p text:style-name="P24"><text:tab/><text:tab/>・UI（縦）</text:p>
      <text:p text:style-name="P24"><text:tab/>（）スコア表クラス</text:p>
      <text:p text:style-name="P24"><text:tab/><text:tab/>・<text:span text:style-name="T9">TableLayout</text:span></text:p>
      <text:p text:style-name="P24"><text:tab/><text:tab/>・WearImage</text:p>
      <text:p text:style-name="P24"><text:tab/><text:tab/>・PlayerText</text:p>
      <text:p text:style-name="P24"><text:tab/><text:tab/>・AceMissLayout</text:p>
      <text:p text:style-name="P24"><text:tab/><text:tab/>・ImageLayout（<text:span text:style-name="T14">vertical</text:span>）</text:p>
      <text:p text:style-name="P24"><text:tab/><text:tab/>・AceImage</text:p>
      <text:p text:style-name="P25"><text:tab/><text:tab/>・MissImage</text:p>
      <text:p text:style-name="P24"><text:tab/><text:tab/>・<text:span text:style-name="T9">Graph×４×MaxGame</text:span></text:p>
      <text:p text:style-name="P24"><text:tab/><text:tab/>（）スコア表画面</text:p>
      <text:p text:style-name="P24"><text:tab/><text:tab/><text:tab/>・Layout（<text:span text:style-name="T13">vertical</text:span>）（UIじゃないほう）</text:p>
      <text:p text:style-name="P24"><text:tab/><text:tab/><text:tab/>・UILayout（縦）</text:p>
      <text:p text:style-name="P24"><text:tab/><text:tab/><text:tab/>・Layout×６（<text:span text:style-name="T13">horizontal</text:span>）（グラフ、チーム、グラフ、チーム、M）</text:p>
      <text:p text:style-name="P24"><text:tab/><text:tab/><text:tab/>・Layout×２（名前、グラフ）</text:p>
      <text:p text:style-name="P24"><text:tab/>（）ラリークラス</text:p>
      <text:p text:style-name="P24"><text:tab/><text:tab/>・グラフ×MaxPeople</text:p>
      <text:p text:style-name="P24"><text:tab/><text:tab/>・Meaning</text:p>
      <text:p text:style-name="P24"><text:tab/><text:tab/>・UI（横）</text:p>
      <text:p text:style-name="P24"><text:soft-page-break/><text:tab/>（）グラフクラス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1H10M50S</meta:editing-duration>
    <meta:editing-cycles>126</meta:editing-cycles>
    <meta:generator>LibreOffice/5.0.4.2$Windows_x86 LibreOffice_project/2b9802c1994aa0b7dc6079e128979269cf95bc78</meta:generator>
    <dc:date>2016-07-14T22:13:55.022000000</dc:date>
    <meta:document-statistic meta:table-count="0" meta:image-count="0" meta:object-count="0" meta:page-count="7" meta:paragraph-count="205" meta:word-count="1454" meta:character-count="2811" meta:non-whitespace-character-count="2426"/>
    <meta:user-defined meta:name="Info 1"/>
    <meta:user-defined meta:name="Info 2"/>
    <meta:user-defined meta:name="Info 3"/>
    <meta:user-defined meta:name="Info 4"/>
  </office:meta>
</office:document-meta>
</file>